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fo:margin-left="0.009cm" fo:margin-top="0cm" fo:margin-bottom="0cm" table:align="left" style:writing-mode="lr-tb"/>
    </style:style>
    <style:style style:name="Tabela1.A" style:family="table-column">
      <style:table-column-properties style:column-width="4.001cm"/>
    </style:style>
    <style:style style:name="Tabela1.B" style:family="table-column">
      <style:table-column-properties style:column-width="9.4cm"/>
    </style:style>
    <style:style style:name="Tabela1.C" style:family="table-column">
      <style:table-column-properties style:column-width="3.6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cm" fo:margin-left="0.009cm" fo:margin-top="0cm" fo:margin-bottom="0cm" table:align="left" style:writing-mode="lr-tb"/>
    </style:style>
    <style:style style:name="Tabela2.A" style:family="table-column">
      <style:table-column-properties style:column-width="13.4cm"/>
    </style:style>
    <style:style style:name="Tabela2.B" style:family="table-column">
      <style:table-column-properties style:column-width="3.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7cm" fo:margin-left="0.009cm" fo:margin-top="0cm" fo:margin-bottom="0cm" table:align="left" style:writing-mode="lr-tb"/>
    </style:style>
    <style:style style:name="Tabela3.A" style:family="table-column">
      <style:table-column-properties style:column-width="4.001cm"/>
    </style:style>
    <style:style style:name="Tabela3.B" style:family="table-column">
      <style:table-column-properties style:column-width="9.4cm"/>
    </style:style>
    <style:style style:name="Tabela3.C" style:family="table-column">
      <style:table-column-properties style:column-width="3.6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fo:padding="0.097cm" fo:border="0.5pt solid #000000" style:writing-mode="lr-tb"/>
    </style:style>
    <style:style style:name="Tabela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7cm" fo:margin-left="0.009cm" fo:margin-top="0cm" fo:margin-bottom="0cm" table:align="left" style:writing-mode="lr-tb"/>
    </style:style>
    <style:style style:name="Tabela4.A" style:family="table-column">
      <style:table-column-properties style:column-width="4.001cm"/>
    </style:style>
    <style:style style:name="Tabela4.B" style:family="table-column">
      <style:table-column-properties style:column-width="9.4cm"/>
    </style:style>
    <style:style style:name="Tabela4.C" style:family="table-column">
      <style:table-column-properties style:column-width="3.6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fo:padding="0.097cm" fo:border="0.5pt solid #000000" style:writing-mode="lr-tb"/>
    </style:style>
    <style:style style:name="Tabela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cm" fo:margin-left="0.009cm" fo:margin-top="0cm" fo:margin-bottom="0cm" table:align="left" style:writing-mode="lr-tb"/>
    </style:style>
    <style:style style:name="Tabela5.A" style:family="table-column">
      <style:table-column-properties style:column-width="13.4cm"/>
    </style:style>
    <style:style style:name="Tabela5.B" style:family="table-column">
      <style:table-column-properties style:column-width="3.6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="0.097cm" fo:border="0.5pt solid #000000" style:writing-mode="lr-tb"/>
    </style:style>
    <style:style style:name="Tabela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7cm" fo:margin-left="0.018cm" fo:margin-top="0cm" fo:margin-bottom="0cm" table:align="left" style:writing-mode="lr-tb"/>
    </style:style>
    <style:style style:name="Tabela6.A" style:family="table-column">
      <style:table-column-properties style:column-width="3.999cm"/>
    </style:style>
    <style:style style:name="Tabela6.B" style:family="table-column">
      <style:table-column-properties style:column-width="9.4cm"/>
    </style:style>
    <style:style style:name="Tabela6.C" style:family="table-column">
      <style:table-column-properties style:column-width="3.6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.C1" style:family="table-cell">
      <style:table-cell-properties fo:padding="0.097cm" fo:border="0.5pt solid #000000" style:writing-mode="lr-tb"/>
    </style:style>
    <style:style style:name="Tabela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6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6.C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.C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6.999cm" fo:margin-left="0.018cm" fo:margin-top="0cm" fo:margin-bottom="0cm" table:align="left" style:writing-mode="lr-tb"/>
    </style:style>
    <style:style style:name="Tabela7.A" style:family="table-column">
      <style:table-column-properties style:column-width="13.399cm"/>
    </style:style>
    <style:style style:name="Tabela7.B" style:family="table-column">
      <style:table-column-properties style:column-width="3.598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="0.097cm" fo:border="0.5pt solid #000000" style:writing-mode="lr-tb"/>
    </style:style>
    <style:style style:name="Tabela7.2" style:family="table-row">
      <style:table-row-properties style:min-row-height="2.708cm" fo:keep-together="auto"/>
    </style:style>
    <style:style style:name="Tabela7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7cm" fo:margin-left="0.018cm" fo:margin-top="0cm" fo:margin-bottom="0cm" table:align="left" style:writing-mode="lr-tb"/>
    </style:style>
    <style:style style:name="Tabela8.A" style:family="table-column">
      <style:table-column-properties style:column-width="3.999cm"/>
    </style:style>
    <style:style style:name="Tabela8.B" style:family="table-column">
      <style:table-column-properties style:column-width="9.4cm"/>
    </style:style>
    <style:style style:name="Tabela8.C" style:family="table-column">
      <style:table-column-properties style:column-width="3.6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8.C1" style:family="table-cell">
      <style:table-cell-properties fo:padding="0.097cm" fo:border="0.5pt solid #000000" style:writing-mode="lr-tb"/>
    </style:style>
    <style:style style:name="Tabela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6.999cm" fo:margin-left="0.018cm" fo:margin-top="0cm" fo:margin-bottom="0cm" table:align="left" style:writing-mode="lr-tb"/>
    </style:style>
    <style:style style:name="Tabela9.A" style:family="table-column">
      <style:table-column-properties style:column-width="13.399cm"/>
    </style:style>
    <style:style style:name="Tabela9.B" style:family="table-column">
      <style:table-column-properties style:column-width="3.59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="0.097cm" fo:border="0.5pt solid #000000" style:writing-mode="lr-tb"/>
    </style:style>
    <style:style style:name="Tabela9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.101cm" style:contextual-spacing="false" fo:text-align="start" style:justify-single-word="false"/>
    </style:style>
    <style:style style:name="P2" style:family="paragraph" style:parent-style-name="Standard">
      <style:paragraph-properties fo:margin-top="0.499cm" fo:margin-bottom="0.101cm" style:contextual-spacing="false"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top="0cm" fo:margin-bottom="0.101cm" style:contextual-spacing="false" fo:text-align="start" style:justify-single-word="false"/>
      <style:text-properties officeooo:paragraph-rsid="000f07cf"/>
    </style:style>
    <style:style style:name="P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0dc948" officeooo:paragraph-rsid="000dc948"/>
    </style:style>
    <style:style style:name="P7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officeooo:rsid="000f07cf" officeooo:paragraph-rsid="000f07cf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11689e"/>
    </style:style>
    <style:style style:name="P9" style:family="paragraph" style:parent-style-name="Standard">
      <style:paragraph-properties fo:margin-top="0cm" fo:margin-bottom="0.101cm" style:contextual-spacing="false" fo:text-align="start" style:justify-single-word="false"/>
      <style:text-properties officeooo:paragraph-rsid="0011689e"/>
    </style:style>
    <style:style style:name="P10" style:family="paragraph" style:parent-style-name="Standard">
      <style:paragraph-properties fo:margin-top="0cm" fo:margin-bottom="0.101cm" style:contextual-spacing="false" fo:text-align="start" style:justify-single-word="false" fo:break-before="page"/>
      <style:text-properties officeooo:paragraph-rsid="0011689e"/>
    </style:style>
    <style:style style:name="P11" style:family="paragraph" style:parent-style-name="Standard">
      <style:paragraph-properties fo:margin-top="0.499cm" fo:margin-bottom="0.101cm" style:contextual-spacing="false" fo:text-align="start" style:justify-single-word="false"/>
      <style:text-properties officeooo:paragraph-rsid="0011689e"/>
    </style:style>
    <style:style style:name="P12" style:family="paragraph" style:parent-style-name="Standard">
      <style:paragraph-properties fo:text-align="start" style:justify-single-word="false"/>
      <style:text-properties officeooo:paragraph-rsid="0011689e"/>
    </style:style>
    <style:style style:name="P13" style:family="paragraph" style:parent-style-name="Standard">
      <style:text-properties officeooo:paragraph-rsid="0011689e"/>
    </style:style>
    <style:style style:name="P14" style:family="paragraph" style:parent-style-name="Standard">
      <style:paragraph-properties fo:margin-top="0cm" fo:margin-bottom="0.101cm" style:contextual-spacing="false"/>
      <style:text-properties officeooo:paragraph-rsid="0011689e"/>
    </style:style>
    <style:style style:name="P15" style:family="paragraph" style:parent-style-name="Standard">
      <style:paragraph-properties fo:margin-top="0cm" fo:margin-bottom="0.101cm" style:contextual-spacing="false" fo:break-before="page"/>
      <style:text-properties officeooo:paragraph-rsid="0011689e"/>
    </style:style>
    <style:style style:name="P16" style:family="paragraph" style:parent-style-name="Standard">
      <style:paragraph-properties fo:margin-top="0.499cm" fo:margin-bottom="0.101cm" style:contextual-spacing="false"/>
      <style:text-properties officeooo:paragraph-rsid="0011689e"/>
    </style:style>
    <style:style style:name="P17" style:family="paragraph" style:parent-style-name="Standard">
      <style:paragraph-properties>
        <style:tab-stops/>
      </style:paragraph-properties>
      <style:text-properties officeooo:paragraph-rsid="0011689e"/>
    </style:style>
    <style:style style:name="P18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tyle="italic" officeooo:rsid="000f07cf" officeooo:paragraph-rsid="000f07cf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tyle="italic" officeooo:rsid="001023e5" officeooo:paragraph-rsid="001023e5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tyle="italic" officeooo:rsid="000f15c6" officeooo:paragraph-rsid="0011689e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0dc948" officeooo:paragraph-rsid="000dc948"/>
    </style:style>
    <style:style style:name="P2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0dc948" officeooo:paragraph-rsid="000f07cf"/>
    </style:style>
    <style:style style:name="P2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/>
    </style:style>
    <style:style style:name="P2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paragraph-rsid="000f07cf"/>
    </style:style>
    <style:style style:name="P2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paragraph-rsid="0011689e"/>
    </style:style>
    <style:style style:name="P2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0f07cf" officeooo:paragraph-rsid="000f07cf"/>
    </style:style>
    <style:style style:name="P2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0f15c6" officeooo:paragraph-rsid="0011689e"/>
    </style:style>
    <style:style style:name="P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0f07cf" officeooo:paragraph-rsid="000f07cf"/>
    </style:style>
    <style:style style:name="P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0f15c6" officeooo:paragraph-rsid="0011689e"/>
    </style:style>
    <style:style style:name="P30" style:family="paragraph" style:parent-style-name="Table_20_Contents">
      <style:paragraph-properties>
        <style:tab-stops/>
      </style:paragraph-properties>
      <style:text-properties officeooo:paragraph-rsid="0011689e"/>
    </style:style>
    <style:style style:name="P31" style:family="paragraph" style:parent-style-name="Table_20_Contents">
      <style:paragraph-properties fo:text-align="center" style:justify-single-word="false">
        <style:tab-stops/>
      </style:paragraph-properties>
      <style:text-properties officeooo:paragraph-rsid="0011689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1023e5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ablon wersji: Historia klienta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2" office:value-type="string">
            <text:p text:style-name="P6"><text:span text:style-name="T1">Podział planu na kolory</text:span></text:p>
          </table:table-cell>
          <table:covered-table-cell/>
          <table:table-cell table:style-name="Tabela1.C1" office:value-type="string">
            <text:p text:style-name="P18">średni</text:p>
          </table:table-cell>
        </table:table-row>
        <table:table-row table:style-name="Tabela1.1">
          <table:table-cell table:style-name="Tabela1.A2" table:number-columns-spanned="2" office:value-type="string">
            <text:p text:style-name="P21">Jako uczeń</text:p>
          </table:table-cell>
          <table:covered-table-cell/>
          <table:table-cell table:style-name="Tabela1.C2" table:number-rows-spanned="2" office:value-type="string">
            <text:p text:style-name="P23" loext:marker-style-name="T1"/>
          </table:table-cell>
        </table:table-row>
        <table:table-row table:style-name="Tabela1.1">
          <table:table-cell table:style-name="Tabela1.A2" table:number-columns-spanned="2" office:value-type="string">
            <text:p text:style-name="P21">Zdecydowanie łatwiej byłoby mi patrzeć na kolorowy plan gdzie każdy kolor oznacza innego nauczyciela niż na zwykły jednokolorowy. Przyśpiesza to czytanie planu szczególnie po jego zmianie. Ułatwia też jego zapamiętywanie</text:p>
          </table:table-cell>
          <table:covered-table-cell/>
          <table:covered-table-cell table:style-name="Tabela1.C2"/>
        </table:table-row>
        <table:table-row table:style-name="Tabela1.1">
          <table:table-cell table:style-name="Tabela1.A2" office:value-type="string">
            <text:p text:style-name="P23">Autor</text:p>
            <text:p text:style-name="P21">Markus</text:p>
          </table:table-cell>
          <table:table-cell table:style-name="Tabela1.A2" office:value-type="string">
            <text:p text:style-name="P23">Data</text:p>
            <text:p text:style-name="P26">12 marca 2026</text:p>
          </table:table-cell>
          <table:table-cell table:style-name="Tabela1.C2" office:value-type="string">
            <text:p text:style-name="P18">Z parę dni</text:p>
          </table:table-cell>
        </table:table-row>
      </table:table>
      <text:p text:style-name="P2">Szablon wersji: Implementacja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6">Nauczyciel</text:p>
          </table:table-cell>
          <table:table-cell table:style-name="Tabela2.B1" office:value-type="string">
            <text:p text:style-name="P3"/>
          </table:table-cell>
        </table:table-row>
        <table:table-row table:style-name="Tabela2.1">
          <table:table-cell table:style-name="Tabela2.A2" office:value-type="string">
            <text:p text:style-name="P28" loext:marker-style-name="T1"><text:span text:style-name="T1">Może być wykorzystany do zastępstwa albo być jego powodem</text:span></text:p>
            <text:p text:style-name="P28" loext:marker-style-name="T1"><text:span text:style-name="T1">Zna czyim jest wychowawcą</text:span></text:p>
            <text:p text:style-name="P28" loext:marker-style-name="T1"><text:span text:style-name="T1">Zna imię</text:span></text:p>
            <text:p text:style-name="P28" loext:marker-style-name="T1"><text:span text:style-name="T1">Zna przedmioty</text:span></text:p>
            <text:p text:style-name="P28" loext:marker-style-name="T1"><text:span text:style-name="T1">Zna uczone oddziały</text:span></text:p>
            <text:p text:style-name="P28" loext:marker-style-name="T1"><text:span text:style-name="T1">Zna kiedy go nie ma</text:span></text:p>
          </table:table-cell>
          <table:table-cell table:style-name="Tabela2.B2" office:value-type="string">
            <text:p text:style-name="P28" loext:marker-style-name="T1"><text:span text:style-name="T1">Zastepstwo</text:span></text:p>
            <text:p text:style-name="P28" loext:marker-style-name="T1"><text:span text:style-name="T1">Oddział</text:span></text:p>
          </table:table-cell>
        </table:table-row>
      </table:table>
      <text:p text:style-name="P4"/>
      <text:p text:style-name="P5">Szablon wersji: Historia klienta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p text:style-name="P26">Uczone przedmioty</text:p>
          </table:table-cell>
          <table:covered-table-cell/>
          <table:table-cell table:style-name="Tabela3.C1" office:value-type="string">
            <text:p text:style-name="P7"><text:span text:style-name="T2">wysok</text:span><text:span text:style-name="T3">i</text:span><text:span text:style-name="T2">e</text:span></text:p>
          </table:table-cell>
        </table:table-row>
        <table:table-row table:style-name="Tabela3.1">
          <table:table-cell table:style-name="Tabela3.A2" table:number-columns-spanned="2" office:value-type="string">
            <text:p text:style-name="P26">Jako osoba pracująca nad planem lekcji</text:p>
          </table:table-cell>
          <table:covered-table-cell/>
          <table:table-cell table:style-name="Tabela3.C2" table:number-rows-spanned="2" office:value-type="string">
            <text:p text:style-name="P24" loext:marker-style-name="T1"/>
          </table:table-cell>
        </table:table-row>
        <table:table-row table:style-name="Tabela3.1">
          <table:table-cell table:style-name="Tabela3.A2" table:number-columns-spanned="2" office:value-type="string">
            <text:p text:style-name="P26">Potrzebuję listy uczonych przedmiotów przez danego nauczyciela z możliwością wybrania jego głównych uczonych przedmiotów. Pozwoli mi to mieć wgląd w to ilu jest nauczycieli uczących dany przedmiot żeby wybrać jednego do zastępstwa oraz wiedzieć kiedy dany nauczyciel może mieć wolne.</text:p>
          </table:table-cell>
          <table:covered-table-cell/>
          <table:covered-table-cell table:style-name="Tabela3.C2"/>
        </table:table-row>
        <table:table-row table:style-name="Tabela3.1">
          <table:table-cell table:style-name="Tabela3.A2" office:value-type="string">
            <text:p text:style-name="P24">Autor</text:p>
            <text:p text:style-name="P22">Markus</text:p>
          </table:table-cell>
          <table:table-cell table:style-name="Tabela3.A2" office:value-type="string">
            <text:p text:style-name="P24">Data</text:p>
            <text:p text:style-name="P26">12 marca 2026</text:p>
          </table:table-cell>
          <table:table-cell table:style-name="Tabela3.C2" office:value-type="string">
            <text:p text:style-name="P19">Dosyć długo</text:p>
          </table:table-cell>
        </table:table-row>
      </table:table>
      <text:p text:style-name="P9"/>
      <text:p text:style-name="P10">Szablon wersji: Historia klienta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2" office:value-type="string">
            <text:p text:style-name="P27">Wychowawca klasy w planie</text:p>
          </table:table-cell>
          <table:covered-table-cell/>
          <table:table-cell table:style-name="Tabela4.C1" office:value-type="string">
            <text:p text:style-name="P20">NAJWYŻSZY!!!</text:p>
          </table:table-cell>
        </table:table-row>
        <table:table-row table:style-name="Tabela4.1">
          <table:table-cell table:style-name="Tabela4.A2" table:number-columns-spanned="2" office:value-type="string">
            <text:p text:style-name="P27">Jako dyrektor</text:p>
          </table:table-cell>
          <table:covered-table-cell/>
          <table:table-cell table:style-name="Tabela4.C2" table:number-rows-spanned="2" office:value-type="string">
            <text:p text:style-name="P25" loext:marker-style-name="T1"/>
          </table:table-cell>
        </table:table-row>
        <table:table-row table:style-name="Tabela4.1">
          <table:table-cell table:style-name="Tabela4.A2" table:number-columns-spanned="2" office:value-type="string">
            <text:p text:style-name="P27">Jako dyrektor ROZKAZUJE i NAKAZUJE dodać to. Jak przeglądam plan chcę posiadać szybki dostęp do informacji o tym, kto jest wychowawcą danej klasy.</text:p>
          </table:table-cell>
          <table:covered-table-cell/>
          <table:covered-table-cell table:style-name="Tabela4.C2"/>
        </table:table-row>
        <table:table-row table:style-name="Tabela4.1">
          <table:table-cell table:style-name="Tabela4.A2" office:value-type="string">
            <text:p text:style-name="P25">Autor</text:p>
            <text:p text:style-name="P27">Jotką</text:p>
          </table:table-cell>
          <table:table-cell table:style-name="Tabela4.A2" office:value-type="string">
            <text:p text:style-name="P25">Data</text:p>
            <text:p text:style-name="P27">12 marca 2026</text:p>
          </table:table-cell>
          <table:table-cell table:style-name="Tabela4.C2" office:value-type="string">
            <text:p text:style-name="P20">1 small T-Shirt</text:p>
          </table:table-cell>
        </table:table-row>
      </table:table>
      <text:p text:style-name="P11">Szablon wersji: Implementacja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7">Oddział (potocznie zwany klasą)</text:p>
          </table:table-cell>
          <table:table-cell table:style-name="Tabela5.B1" office:value-type="string">
            <text:p text:style-name="P8"/>
          </table:table-cell>
        </table:table-row>
        <table:table-row table:style-name="Tabela5.1">
          <table:table-cell table:style-name="Tabela5.A2" office:value-type="string">
            <text:p text:style-name="P29" loext:marker-style-name="T1"><text:span text:style-name="T1">Dodaj wychowawce.</text:span></text:p>
            <text:p text:style-name="P29" loext:marker-style-name="T1"><text:span text:style-name="T1">Zmień wychowawce.</text:span></text:p>
            <text:p text:style-name="P29" loext:marker-style-name="T1"><text:span text:style-name="T1">Pokazuj wychowawce w planie.</text:span></text:p>
            <text:p text:style-name="P29" loext:marker-style-name="T1"><text:span text:style-name="T1">Zna nauczycieli.</text:span></text:p>
          </table:table-cell>
          <table:table-cell table:style-name="Tabela5.B2" office:value-type="string">
            <text:p text:style-name="P29" loext:marker-style-name="T1"><text:span text:style-name="T1">Nauczyciele.</text:span></text:p>
            <text:p text:style-name="P29" loext:marker-style-name="T1"><text:span text:style-name="T1">Kretor planów.</text:span></text:p>
          </table:table-cell>
        </table:table-row>
      </table:table>
      <text:p text:style-name="P12"/>
      <text:p text:style-name="P14">Szablon wersji: Historia klienta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2" office:value-type="string">
            <text:p text:style-name="P30">Tytuł aktywności: Siatka zajęć klasy</text:p>
          </table:table-cell>
          <table:covered-table-cell/>
          <table:table-cell table:style-name="Tabela6.C1" office:value-type="string">
            <text:p text:style-name="P31"><text:span text:style-name="T4">Wysoki</text:span></text:p>
          </table:table-cell>
        </table:table-row>
        <table:table-row table:style-name="Tabela6.1">
          <table:table-cell table:style-name="Tabela6.A2" table:number-columns-spanned="2" office:value-type="string">
            <text:p text:style-name="P30">Perspektywa: Nauczyciel oraz uczniowie</text:p>
          </table:table-cell>
          <table:covered-table-cell/>
          <table:table-cell table:style-name="Tabela6.C2" table:number-rows-spanned="2" office:value-type="string">
            <text:p text:style-name="P31"/>
          </table:table-cell>
        </table:table-row>
        <table:table-row table:style-name="Tabela6.1">
          <table:table-cell table:style-name="Tabela6.A2" table:number-columns-spanned="2" office:value-type="string">
            <text:p text:style-name="P30">Powody zapotrzebowania na funkcjonalności:<text:line-break/>Nauczyciel oraz uczeń potrzebuje mieć rozpiskę dotyczącą zajęć lekcyjnych ze względu na to by wiedzieć w które miejsce musi się udać, na jaką godzinę oraz czego będą w danej godzinie uczyć się/nauczać innych.</text:p>
          </table:table-cell>
          <table:covered-table-cell/>
          <table:covered-table-cell table:style-name="Tabela6.C3"/>
        </table:table-row>
        <table:table-row table:style-name="Tabela6.1">
          <table:table-cell table:style-name="Tabela6.A2" office:value-type="string">
            <text:p text:style-name="P30">Autor</text:p>
            <text:p text:style-name="P30">Oskar Ciebielski</text:p>
          </table:table-cell>
          <table:table-cell table:style-name="Tabela6.A2" office:value-type="string">
            <text:p text:style-name="P30">Data</text:p>
            <text:p text:style-name="P30">12.03.2026</text:p>
          </table:table-cell>
          <table:table-cell table:style-name="Tabela6.C4" office:value-type="string">
            <text:p text:style-name="P31"><text:span text:style-name="T4">Czas realizacji</text:span></text:p>
            <text:p text:style-name="P31"><text:span text:style-name="T4">4 godziny</text:span></text:p>
          </table:table-cell>
        </table:table-row>
      </table:table>
      <text:p text:style-name="P16">Szablon wersji: Implementacja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0">Oddzial</text:p>
          </table:table-cell>
          <table:table-cell table:style-name="Tabela7.B1" office:value-type="string">
            <text:p text:style-name="P17"/>
          </table:table-cell>
        </table:table-row>
        <table:table-row table:style-name="Tabela7.2">
          <table:table-cell table:style-name="Tabela7.A2" office:value-type="string">
            <text:p text:style-name="P30">Generuje siatkę planu<text:line-break/>Zna Nauczycieli<text:line-break/>Zna Klasy<text:line-break/>Zna Oddziały<text:line-break/>Zna Rozkład godzin</text:p>
            <text:p text:style-name="P30"/>
          </table:table-cell>
          <table:table-cell table:style-name="Tabela7.B2" office:value-type="string">
            <text:p text:style-name="P30">Gabinety<text:line-break/>Przedmoity<text:line-break/>Zastępstwa<text:line-break/>Rozkład godzin<text:line-break/>Nauczyciele</text:p>
          </table:table-cell>
        </table:table-row>
      </table:table>
      <text:p text:style-name="P12"><text:line-break/></text:p>
      <text:p text:style-name="P12"/>
      <text:p text:style-name="P15">Szablon wersji: Historia klienta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2" office:value-type="string">
            <text:p text:style-name="P30">Nauczyciele Przedmiotów</text:p>
          </table:table-cell>
          <table:covered-table-cell/>
          <table:table-cell table:style-name="Tabela8.C1" office:value-type="string">
            <text:p text:style-name="P31"><text:span text:style-name="T4">Wysoki</text:span></text:p>
          </table:table-cell>
        </table:table-row>
        <table:table-row table:style-name="Tabela8.1">
          <table:table-cell table:style-name="Tabela8.A2" table:number-columns-spanned="2" office:value-type="string">
            <text:p text:style-name="P30">Osoba tworząca plan</text:p>
          </table:table-cell>
          <table:covered-table-cell/>
          <table:table-cell table:style-name="Tabela8.C2" table:number-rows-spanned="2" office:value-type="string">
            <text:p text:style-name="P30"/>
          </table:table-cell>
        </table:table-row>
        <table:table-row table:style-name="Tabela8.1">
          <table:table-cell table:style-name="Tabela8.A2" table:number-columns-spanned="2" office:value-type="string">
            <text:p text:style-name="P30">Potrzebne jest to ze względu na to by móc przypisać danej klasie poszczególnych nauczycieli bazując na przedmiotach uczonych przez danego nauczyciela.</text:p>
          </table:table-cell>
          <table:covered-table-cell/>
          <table:covered-table-cell table:style-name="Tabela8.C2"/>
        </table:table-row>
        <table:table-row table:style-name="Tabela8.1">
          <table:table-cell table:style-name="Tabela8.A2" office:value-type="string">
            <text:p text:style-name="P30">Autor<text:line-break/>Oskar Ciebielski</text:p>
          </table:table-cell>
          <table:table-cell table:style-name="Tabela8.A2" office:value-type="string">
            <text:p text:style-name="P30">Data<text:line-break/>12.03.2026</text:p>
          </table:table-cell>
          <table:table-cell table:style-name="Tabela8.C2" office:value-type="string">
            <text:p text:style-name="P31"><text:span text:style-name="T4">4 Godziny</text:span></text:p>
          </table:table-cell>
        </table:table-row>
      </table:table>
      <text:p text:style-name="P16">Szablon wersji: Implementacja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0">Tworzenie oddziałów</text:p>
          </table:table-cell>
          <table:table-cell table:style-name="Tabela9.B1" office:value-type="string">
            <text:p text:style-name="P17"/>
          </table:table-cell>
        </table:table-row>
        <table:table-row table:style-name="Tabela9.1">
          <table:table-cell table:style-name="Tabela9.A2" office:value-type="string">
            <text:p text:style-name="P30">Przypisywanie nauczycieli do klasy<text:line-break/>Dodanie potencjalnych zastępstw za nauczyciela<text:line-break/>Zna wychowawce<text:line-break/>Zna przedmioty danego nauczyciela<text:line-break/>Zna stan obecności danego nauczyciela</text:p>
          </table:table-cell>
          <table:table-cell table:style-name="Tabela9.B2" office:value-type="string">
            <text:p text:style-name="P30">Wychowawca<text:line-break/>Przedmioty<text:line-break/>Nauczyciel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family-generic-complex="system" style:font-pitch-complex="variable"/>
    </style:style>
    <style:style style:name="Text_20_Body" style:display-name="Text Body" style:family="paragraph" style:parent-style-name="Standard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0" fo:widows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zegorz Petri</meta:initial-creator>
    <meta:creation-date>2021-02-08T20:02:00</meta:creation-date>
    <dc:date>2026-03-12T09:58:52.241809937</dc:date>
    <meta:editing-duration>PT4M3S</meta:editing-duration>
    <meta:editing-cycles>2</meta:editing-cycles>
    <meta:generator>LibreOffice/24.2.7.2$Linux_X86_64 LibreOffice_project/420$Build-2</meta:generator>
    <meta:document-statistic meta:table-count="9" meta:image-count="0" meta:object-count="0" meta:page-count="3" meta:paragraph-count="76" meta:word-count="353" meta:character-count="2497" meta:non-whitespace-character-count="2218"/>
  </office:meta>
</office:document-meta>
</file>